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C00000350C344D7D8E2729BEE.png" manifest:media-type="image/png"/>
  <manifest:file-entry manifest:full-path="Pictures/1000020100000404000000275DA7EFC18C3A4F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Open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Cantarell" fo:font-family="Cantarell" style:font-style-name="Regular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Cantarell" fo:font-family="Cantarell" style:font-style-name="Regular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ntarell" fo:font-family="Cantarell" style:font-style-name="Regular" style:font-pitch="variable" fo:font-size="24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ntarell" fo:font-family="Cantarell" style:font-style-name="Regular" style:font-pitch="variable" fo:font-size="24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ntarell" fo:font-family="Cantarell" style:font-style-name="Regular" style:font-pitch="variable" fo:font-size="24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ntarell" fo:font-family="Cantarell" style:font-style-name="Regular" style:font-pitch="variable" fo:font-size="24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solid" draw:fill-color="#cccccc" draw:textarea-vertical-align="middle" draw:auto-grow-height="false" fo:min-height="3.728cm" fo:min-width="2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ccccc"/>
      <style:paragraph-properties fo:text-align="center"/>
    </style:style>
    <style:style style:name="MP6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5" draw:layer="backgroundobjects" svg:width="28cm" svg:height="3.728cm" svg:x="0cm" svg:y="17.272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7.999cm" svg:height="1.06cm" svg:x="0.001cm" svg:y="16.256cm">
        <draw:image xlink:href="Pictures/1000020100000404000000275DA7EFC18C3A4F21.png" xlink:type="simple" xlink:show="embed" xlink:actuate="onLoad">
          <text:p/>
        </draw:image>
      </draw:frame>
      <draw:frame draw:style-name="Mgr3" draw:text-style-name="MP6" draw:layer="backgroundobjects" svg:width="4.127cm" svg:height="4.127cm" svg:x="23.875cm" svg:y="16.875cm">
        <draw:image xlink:href="Pictures/100002010000036C00000350C344D7D8E2729BEE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5:53:35.499521038</meta:creation-date>
    <dc:date>2016-09-02T15:57:56.311328133</dc:date>
    <meta:editing-duration>PT4M21S</meta:editing-duration>
    <meta:editing-cycles>1</meta:editing-cycles>
    <meta:document-statistic meta:object-count="25"/>
    <meta:generator>LibreOffice/5.1.5.2$Linux_X86_64 LibreOffice_project/10$Build-2</meta:generator>
  </office:meta>
</office:document-meta>
</file>